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end" style:justify-single-word="false" style:writing-mode="rl-tb"/>
      <style:text-properties fo:font-size="16pt" officeooo:rsid="001d4ab2" officeooo:paragraph-rsid="001d4ab2" style:font-size-asian="16pt" style:font-size-complex="16pt"/>
    </style:style>
    <style:style style:name="P2" style:family="paragraph" style:parent-style-name="Standard">
      <style:paragraph-properties fo:text-align="start" style:justify-single-word="false" style:writing-mode="rl-tb"/>
      <style:text-properties fo:font-size="16pt" officeooo:rsid="001d4ab2" officeooo:paragraph-rsid="001d4ab2" style:font-size-asian="16pt" style:font-size-complex="16pt"/>
    </style:style>
    <style:style style:name="T1" style:family="text">
      <style:text-properties officeooo:rsid="001ecd9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اگر بخواهیم کاری کنیم که خط اول پاراگراف ها فرورفتگی داشته باشد با کد زیر می توانیم<text:line-break/><text:line-break/><text:line-break/> <text:s text:c="5"/>p{</text:p>
      <text:p text:style-name="P1"><text:s text:c="16"/>text-indent: 50px;</text:p>
      <text:p text:style-name="P1"><text:s text:c="12"/>}</text:p>
      <text:p text:style-name="P1"/>
      <text:p text:style-name="P1"/>
      <text:p text:style-name="P1">البته به صورت پیشفرض تو رفتگی را از سمت چپ می دهد اگر ما درون css ای که به این پاراگراف می دهیم گفته باشیم که این پاراگراف از راست به چپ است به این شکل :<text:line-break/><text:line-break/></text:p>
      <text:p text:style-name="P1"><text:s text:c="6"/>p{</text:p>
      <text:p text:style-name="P1"/>
      <text:p text:style-name="P1"><text:s text:c="8"/>text-indent: 50px;</text:p>
      <text:p text:style-name="P1"><text:s text:c="8"/>direction: rtl;</text:p>
      <text:p text:style-name="P1"><text:s text:c="12"/>}</text:p>
      <text:p text:style-name="P1"/>
      <text:p text:style-name="P1">یا این که rtl بودن را کلا در تگ html به شکل زیر مشخص کرده باشیم:<text:line-break/>&lt;html lang="en" dir="rtl"&gt;</text:p>
      <text:p text:style-name="P1"/>
      <text:p text:style-name="P1">این باعث می شود که فرورفتگی را از سمت راست بدهد .</text:p>
      <text:p text:style-name="P1"/>
      <text:p text:style-name="P1">البته برای بهتر بودن ظاهر سایت بهتر است اولین پاراگراف فرورفتگی نداشته باشد برای اینکار این چنین css ای میتوان نوشت:<text:line-break/><text:line-break/></text:p>
      <text:p text:style-name="P2"><text:s text:c="6"/>p +p{</text:p>
      <text:p text:style-name="P2"/>
      <text:p text:style-name="P2"><text:s text:c="8"/>text-indent: 50px;</text:p>
      <text:p text:style-name="P2"><text:s text:c="8"/>direction: rtl;</text:p>
      <text:p text:style-name="P2"><text:s text:c="12"/>}</text:p>
      <text:p text:style-name="P2"/>
      <text:p text:style-name="P1">که این باعث میشود <text:span text:style-name="T1">اولی فاصله نداشته باشد اما بقیه داشته باشند .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1T16:55:14.800070064</meta:creation-date>
    <dc:date>2017-11-12T19:16:19.433109067</dc:date>
    <meta:editing-duration>PT4H49M49S</meta:editing-duration>
    <meta:editing-cycles>24</meta:editing-cycles>
    <meta:generator>LibreOffice/5.1.6.2$Linux_X86_64 LibreOffice_project/10m0$Build-2</meta:generator>
    <meta:document-statistic meta:table-count="0" meta:image-count="0" meta:object-count="0" meta:page-count="1" meta:paragraph-count="16" meta:word-count="136" meta:character-count="761" meta:non-whitespace-character-count="532"/>
  </office:meta>
</office:document-meta>
</file>